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36000002159DD6354D.png" manifest:media-type="image/png"/>
  <manifest:file-entry manifest:full-path="Pictures/100000010000092400000418E5892FC7.png" manifest:media-type="image/png"/>
  <manifest:file-entry manifest:full-path="Pictures/100000010000093E00000569B62F5813.png" manifest:media-type="image/png"/>
  <manifest:file-entry manifest:full-path="Pictures/10000001000003C40000030239E06B9E.png" manifest:media-type="image/png"/>
  <manifest:file-entry manifest:full-path="Pictures/10000001000003C400000302F9B78B1F.png" manifest:media-type="image/png"/>
  <manifest:file-entry manifest:full-path="Pictures/10000001000003C600000308584E81DA.png" manifest:media-type="image/png"/>
  <manifest:file-entry manifest:full-path="Pictures/10000001000004B00000016705CD7A87.png" manifest:media-type="image/png"/>
  <manifest:file-entry manifest:full-path="Pictures/10000001000004B000000167C09A2118.png" manifest:media-type="image/png"/>
  <manifest:file-entry manifest:full-path="Pictures/100000010000091D00000162E98BB20A.png" manifest:media-type="image/png"/>
  <manifest:file-entry manifest:full-path="Pictures/10000001000004B000000167D97F6F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e6e8"/>
    </style:style>
    <style:style style:name="P2" style:family="paragraph" style:parent-style-name="Standard">
      <style:text-properties officeooo:rsid="0009e6e8" officeooo:paragraph-rsid="0009e6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Standard"/>
      <text:p text:style-name="Standard"/>
      <text:p text:style-name="Standard"><draw:frame draw:style-name="fr1" draw:name="Image6" text:anchor-type="char" svg:x="0.1673in" svg:y="0.072in" svg:width="6.6654in" svg:height="1.9937in" draw:z-index="4"><draw:image xlink:href="Pictures/10000001000004B000000167D97F6F0F.png" xlink:type="simple" xlink:show="embed" xlink:actuate="onLoad" draw:mime-type="image/png"/></draw:frame><draw:frame draw:style-name="fr1" draw:name="Image7" text:anchor-type="char" svg:x="0.1673in" svg:y="2.0654in" svg:width="6.6929in" svg:height="2.002in" draw:z-index="5"><draw:image xlink:href="Pictures/10000001000004B000000167C09A2118.png" xlink:type="simple" xlink:show="embed" xlink:actuate="onLoad" draw:mime-type="image/png"/></draw:frame><draw:frame draw:style-name="fr1" draw:name="Image8" text:anchor-type="char" svg:x="0.1673in" svg:y="4.0665in" svg:width="6.6929in" svg:height="2.002in" draw:z-index="6"><draw:image xlink:href="Pictures/10000001000004B00000016705CD7A87.png" xlink:type="simple" xlink:show="embed" xlink:actuate="onLoad" draw:mime-type="image/png"/></draw:frame><draw:frame draw:style-name="fr1" draw:name="Image5" text:anchor-type="char" svg:x="1.3811in" svg:y="6.0681in" svg:width="4.4362in" svg:height="3.5634in" draw:z-index="7"><draw:image xlink:href="Pictures/10000001000003C600000308584E81D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x="1.1201in" svg:y="0.0673in" svg:width="4.4543in" svg:height="3.5571in" draw:z-index="8"><draw:image xlink:href="Pictures/10000001000003C400000302F9B78B1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char" svg:x="1.1217in" svg:y="0.1736in" svg:width="4.4528in" svg:height="3.5563in" draw:z-index="9"><draw:image xlink:href="Pictures/10000001000003C40000030239E06B9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Image1" text:anchor-type="char" svg:width="6.6929in" svg:height="3.9173in" draw:z-index="0"><draw:image xlink:href="Pictures/100000010000093E00000569B62F5813.png" xlink:type="simple" xlink:show="embed" xlink:actuate="onLoad" draw:mime-type="image/png"/></draw:frame><draw:frame draw:style-name="fr1" draw:name="Image2" text:anchor-type="char" svg:x="0in" svg:y="3.9165in" svg:width="6.6929in" svg:height="2.9972in" draw:z-index="1"><draw:image xlink:href="Pictures/100000010000092400000418E5892FC7.png" xlink:type="simple" xlink:show="embed" xlink:actuate="onLoad" draw:mime-type="image/png"/></draw:frame><draw:frame draw:style-name="fr1" draw:name="Image3" text:anchor-type="char" svg:x="0in" svg:y="6.9134in" svg:width="6.6929in" svg:height="1.0154in" draw:z-index="2"><draw:image xlink:href="Pictures/100000010000091D00000162E98BB20A.png" xlink:type="simple" xlink:show="embed" xlink:actuate="onLoad" draw:mime-type="image/png"/></draw:frame><draw:frame draw:style-name="fr1" draw:name="Image4" text:anchor-type="char" svg:x="0in" svg:y="7.928in" svg:width="6.6929in" svg:height="1.5126in" draw:z-index="3"><draw:image xlink:href="Pictures/1000000100000936000002159DD6354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09:57:27.491318206</meta:creation-date>
    <meta:print-date>2026-01-28T10:08:49.625705517</meta:print-date>
    <meta:printed-by>PDF files</meta:printed-by>
    <dc:date>2026-01-28T10:27:49.354363941</dc:date>
    <meta:editing-duration>PT18M59S</meta:editing-duration>
    <meta:editing-cycles>2</meta:editing-cycles>
    <meta:generator>LibreOffice/24.2.7.2$Linux_X86_64 LibreOffice_project/420$Build-2</meta:generator>
    <meta:document-statistic meta:table-count="0" meta:image-count="10" meta:object-count="0" meta:page-count="3" meta:paragraph-count="0" meta:word-count="0" meta:character-count="0" meta:non-whitespace-character-count="0"/>
  </office:meta>
</office:document-meta>
</file>